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4cm"/>
    </style:style>
    <style:style style:name="co3" style:family="table-column">
      <style:table-column-properties fo:break-before="auto" style:column-width="1.277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1.222cm"/>
    </style:style>
    <style:style style:name="co8" style:family="table-column">
      <style:table-column-properties fo:break-before="auto" style:column-width="1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7" table:number-rows-spanned="1">
            <text:p>Consoles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User_Console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Console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user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sole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manufacturer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Region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console_type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dition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Additional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Serial_number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Price Bought at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Without currency</text:p>
          </table:table-cell>
          <table:table-cell/>
          <table:table-cell table:style-name="ce2" office:value-type="string" table:number-columns-spanned="3" table:number-rows-spanned="1">
            <text:p>console_manufacturer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console_type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Region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7" table:number-rows-spanned="1">
            <text:p>Games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User_game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Games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Steam_title</text:p>
          </table:table-cell>
          <table:covered-table-cell table:number-columns-repeated="2" table:style-name="ce2"/>
          <table:table-cell table:number-columns-repeated="1012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office:value-type="string">
            <text:p><text:s/>Id = steam_id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user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title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title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game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platform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game_type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NN</text:p>
          </table:table-cell>
          <table:table-cell office:value-type="string">
            <text:p>steam has it's own classificaiton in dat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>
            <text:p>Region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game_type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dition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Additional</text:p>
          </table:table-cell>
          <table:table-cell table:style-name="ce2" office:value-type="string">
            <text:p>text</text:p>
          </table:table-cell>
          <table:table-cell table:style-name="ce2"/>
          <table:table-cell/>
          <table:table-cell table:style-name="ce2" office:value-type="string" table:number-columns-spanned="3" table:number-rows-spanned="1">
            <text:p>Game_title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Serial_number</text:p>
          </table:table-cell>
          <table:table-cell table:style-name="ce2" office:value-type="string">
            <text:p>text</text:p>
          </table:table-cell>
          <table:table-cell table:style-name="ce2"/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Price Bought at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Without currency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mpleted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Default Fals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percentage" office:value="1">
            <text:p>100,00%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Default False</text:p>
          </table:table-cell>
          <table:table-cell/>
          <table:table-cell table:style-name="ce2" office:value-type="string" table:number-columns-spanned="3" table:number-rows-spanned="1">
            <text:p>game_type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Save_backup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Default False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Ripped?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Default False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office:value-type="string">
            <text:p>DLC, Main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7" table:number-rows-spanned="1">
            <text:p>Accessories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User_accessory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Console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user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accessory_type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manufacturer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Region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console_type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dition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Additional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Serial_number</text:p>
          </table:table-cell>
          <table:table-cell table:style-name="ce2" office:value-type="string">
            <text:p>tex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Price Bought at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Without currency</text:p>
          </table:table-cell>
          <table:table-cell/>
          <table:table-cell table:style-name="ce2" office:value-type="string" table:number-columns-spanned="3" table:number-rows-spanned="1">
            <text:p>console_manufacturer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Accessories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/>
          <table:table-cell table:style-name="ce2" office:value-type="string" table:number-columns-spanned="3" table:number-rows-spanned="1">
            <text:p>accessories_manufacturer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anufacturer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sole_id</text:p>
          </table:table-cell>
          <table:table-cell table:style-name="ce2" office:value-type="string">
            <text:p>int</text:p>
          </table:table-cell>
          <table:table-cell table:style-name="ce5" office:value-type="string">
            <text:p>FK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Region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table:number-columns-spanned="7" table:number-rows-spanned="1">
            <text:p>Exampl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3" table:number-rows-spanned="1">
            <text:p>User_accessory</text:p>
          </table:table-cell>
          <table:covered-table-cell table:number-columns-repeated="2" table:style-name="ce4"/>
          <table:table-cell/>
          <table:table-cell table:style-name="ce2" office:value-type="string" table:number-columns-spanned="3" table:number-rows-spanned="1">
            <text:p>Console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4" office:value-type="string">
            <text:p>int</text:p>
          </table:table-cell>
          <table:table-cell table:style-name="ce4" office:value-type="string">
            <text:p>PK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PK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accessory_type</text:p>
          </table:table-cell>
          <table:table-cell table:style-name="ce4" office:value-type="string">
            <text:p>int</text:p>
          </table:table-cell>
          <table:table-cell table:style-name="ce6" office:value-type="float" office:value="1">
            <text:p>1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Switch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Region</text:p>
          </table:table-cell>
          <table:table-cell table:style-name="ce4" office:value-type="string">
            <text:p>int</text:p>
          </table:table-cell>
          <table:table-cell table:style-name="ce6" office:value-type="string">
            <text:p>-</text:p>
          </table:table-cell>
          <table:table-cell/>
          <table:table-cell table:style-name="ce2" office:value-type="string">
            <text:p>manufacturer</text:p>
          </table:table-cell>
          <table:table-cell table:style-name="ce2" office:value-type="string">
            <text:p>int</text:p>
          </table:table-cell>
          <table:table-cell table:style-name="ce5"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dition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CIB</text:p>
          </table:table-cell>
          <table:table-cell/>
          <table:table-cell table:style-name="ce2" office:value-type="string">
            <text:p>console_type</text:p>
          </table:table-cell>
          <table:table-cell table:style-name="ce2" office:value-type="string">
            <text:p>int</text:p>
          </table:table-cell>
          <table:table-cell table:style-name="ce5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Additional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Use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Serial_number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safsda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Price Bought at</text:p>
          </table:table-cell>
          <table:table-cell table:style-name="ce4" office:value-type="string">
            <text:p>text</text:p>
          </table:table-cell>
          <table:table-cell table:style-name="ce4" office:value-type="float" office:value="260">
            <text:p>260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console_manufacturer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Ninte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1">
            <text:p>Accessories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 table:number-columns-spanned="3" table:number-rows-spanned="1">
            <text:p>accessories_manufacturer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Controller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anufacturer_id</text:p>
          </table:table-cell>
          <table:table-cell table:style-name="ce2" office:value-type="string">
            <text:p>int</text:p>
          </table:table-cell>
          <table:table-cell table:style-name="ce5" office:value-type="float" office:value="4">
            <text:p>4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Hori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console_id</text:p>
          </table:table-cell>
          <table:table-cell table:style-name="ce2" office:value-type="string">
            <text:p>int</text:p>
          </table:table-cell>
          <table:table-cell table:style-name="ce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Regions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id</text:p>
          </table:table-cell>
          <table:table-cell table:style-name="ce2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>
            <text:p>name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PAL</text:p>
          </table:table-cell>
          <table:table-cell table:number-columns-repeated="101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8">08.09.2023</text:date>, <text:time>00:4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9M51S</meta:editing-duration>
    <meta:editing-cycles>4</meta:editing-cycles>
    <meta:generator>OpenOffice/4.1.5$Win32 OpenOffice.org_project/415m1$Build-9789</meta:generator>
    <dc:date>2023-09-08T00:47:39.57</dc:date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